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3217in"/>
    </style:style>
    <style:style style:name="co2" style:family="table-column">
      <style:table-column-properties fo:break-before="auto" style:column-width="1.8866in"/>
    </style:style>
    <style:style style:name="co3" style:family="table-column">
      <style:table-column-properties fo:break-before="auto" style:column-width="2.326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5835in"/>
    </style:style>
    <style:style style:name="co6" style:family="table-column">
      <style:table-column-properties fo:break-before="auto" style:column-width="0.4602in"/>
    </style:style>
    <style:style style:name="co7" style:family="table-column">
      <style:table-column-properties fo:break-before="auto" style:column-width="2.2618in"/>
    </style:style>
    <style:style style:name="co8" style:family="table-column">
      <style:table-column-properties fo:break-before="auto" style:column-width="1.8437in"/>
    </style:style>
    <style:style style:name="co9" style:family="table-column">
      <style:table-column-properties fo:break-before="auto" style:column-width="1.4146in"/>
    </style:style>
    <style:style style:name="co10" style:family="table-column">
      <style:table-column-properties fo:break-before="auto" style:column-width="1.7256in"/>
    </style:style>
    <style:style style:name="co11" style:family="table-column">
      <style:table-column-properties fo:break-before="auto" style:column-width="0.3535in"/>
    </style:style>
    <style:style style:name="co12" style:family="table-column">
      <style:table-column-properties fo:break-before="auto" style:column-width="2.0256in"/>
    </style:style>
    <style:style style:name="co13" style:family="table-column">
      <style:table-column-properties fo:break-before="auto" style:column-width="0.3854in"/>
    </style:style>
    <style:style style:name="co14" style:family="table-column">
      <style:table-column-properties fo:break-before="auto" style:column-width="0.54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799in" fo:break-before="auto" style:use-optimal-row-height="fals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 style:data-style-name="N10"/>
    <style:style style:name="ce5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Nama Kegiatan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4" table:default-cell-style-name="ce6"/>
        <table:table-column table:style-name="co5" table:default-cell-style-name="ce6"/>
        <table:table-column table:style-name="co4" table:default-cell-style-name="Default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Nama Kegiatan</text:p>
          </table:table-cell>
          <table:table-cell office:value-type="string" calcext:value-type="string">
            <text:p>Link/source</text:p>
          </table:table-cell>
          <table:table-cell office:value-type="string" calcext:value-type="string">
            <text:p>Urgensi</text:p>
          </table:table-cell>
          <table:table-cell office:value-type="string" calcext:value-type="string">
            <text:p>Deadline</text:p>
          </table:table-cell>
          <table:table-cell table:style-name="ce2" office:value-type="string" calcext:value-type="string" table:number-columns-spanned="2" table:number-rows-spanned="1">
            <text:p>progress</text:p>
          </table:table-cell>
          <table:covered-table-cell/>
          <table:table-cell office:value-type="string" calcext:value-type="string">
            <text:p>nama progress</text:p>
          </table:table-cell>
          <table:table-cell office:value-type="string" calcext:value-type="string">
            <text:p>Ke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#Buku Agama" xlink:type="simple">Baca Buku Diniyyah</text:a>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9" table:formula="of:=[.F2]/COUNT([$'Buku Agama'.A2:$'Buku Agama'.A100])" office:value-type="percentage" office:value="0.25" calcext:value-type="percentage">
            <text:p>25.00%</text:p>
          </table:table-cell>
          <table:table-cell table:formula="of:=VLOOKUP([.F2];[$'Buku Agama'.A2:$'Buku Agama'.D100];2;1)" office:value-type="string" office:string-value="Ramadhan Jalan Menuju Surga" calcext:value-type="string">
            <text:p>Ramadhan Jalan Menuju Surg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ca Bacaan Pemrograma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9" table:formula="of:=[.F2]/COUNT([$'Bacaan Pemrograman'.A2:$'Bacaan Pemrograman'.A100])" office:value-type="percentage" office:value="0.25" calcext:value-type="percentage">
            <text:p>25.00%</text:p>
          </table:table-cell>
          <table:table-cell table:formula="of:=VLOOKUP([.F3];[$'Bacaan Pemrograman'.A2:$'Bacaan Pemrograman'.D100];2;1)" office:value-type="string" office:string-value="C++" calcext:value-type="string">
            <text:p>C++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ySkill</text:p>
          </table:table-cell>
          <table:table-cell table:style-name="ce7" office:value-type="string" calcext:value-type="string">
            <text:p><text:a xlink:href="https://v2.myskill.id/learning-path/" xlink:type="simple">https://v2.myskill.id/learning-path/</text:a></text:p>
          </table:table-cell>
          <table:table-cell/>
          <table:table-cell office:value-type="string" calcext:value-type="string">
            <text:p>12 Bulan</text:p>
          </table:table-cell>
          <table:table-cell office:value-type="float" office:value="1" calcext:value-type="float">
            <text:p>1</text:p>
          </table:table-cell>
          <table:table-cell table:style-name="ce9" table:formula="of:=[.F3]/COUNT([$'MySkill ID'.A2:$'MySkill ID'.A100])" office:value-type="percentage" office:value="0.0666666666666667" calcext:value-type="percentage">
            <text:p>6.67%</text:p>
          </table:table-cell>
          <table:table-cell table:formula="of:=VLOOKUP([.F4];[$'MySkill ID'.$A$2:.$B$16];2;1)" office:value-type="string" office:string-value="Digital Marketing" calcext:value-type="string">
            <text:p>Digital Marketing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Build With Angga Full Stack Web Developer Travel</text:p>
          </table:table-cell>
          <table:table-cell table:style-name="ce7" office:value-type="string" calcext:value-type="string">
            <text:p>https://class.buildwithangga.com/course_playing/full-stack-web-developer/</text:p>
          </table:table-cell>
          <table:table-cell table:number-columns-repeated="2"/>
          <table:table-cell table:style-name="ce2" office:value-type="string" calcext:value-type="string" table:number-columns-spanned="2" table:number-rows-spanned="1">
            <text:p>Latihan UX </text:p>
          </table:table-cell>
          <table:covered-table-cell/>
          <table:table-cell office:value-type="string" calcext:value-type="string">
            <text:p>Perkenalan</text:p>
          </table:table-cell>
          <table:table-cell office:value-type="string" calcext:value-type="string">
            <text:p>Mulai : 1 Apr 2023</text:p>
            <text:p>Selesai :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ectara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abaibnu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aca Quran ½ Jam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urojaah ½ jam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afalan ½ Jam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sign Logo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demy PHP PZN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reecodecamp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Kampus TSL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Kajian Tematik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ajian Kitab</text:p>
          </table:table-cell>
          <table:table-cell table:number-columns-repeated="7"/>
        </table:table-row>
      </table:table>
      <table:table table:name="Buku Agama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Nama Buku</text:p>
          </table:table-cell>
          <table:table-cell office:value-type="string" calcext:value-type="string">
            <text:p>Penulis</text:p>
          </table:table-cell>
          <table:table-cell office:value-type="string" calcext:value-type="string">
            <text:p>Penerbit</text:p>
          </table:table-cell>
          <table:table-cell office:value-type="string" calcext:value-type="string">
            <text:p>Halaman</text:p>
          </table:table-cell>
          <table:table-cell office:value-type="string" calcext:value-type="string">
            <text:p>Total Halaman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Mulai</text:p>
          </table:table-cell>
          <table:table-cell office:value-type="string" calcext:value-type="string">
            <text:p>Selesa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madhan Jalan Menuju Surga</text:p>
          </table:table-cell>
          <table:table-cell office:value-type="string" calcext:value-type="string">
            <text:p>Himpunan Para Ulama</text:p>
          </table:table-cell>
          <table:table-cell office:value-type="string" calcext:value-type="string">
            <text:p>Pustaka Ibnu Umar</text:p>
          </table:table-cell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table:style-name="ce4" table:formula="of:=[.E2]/[.F2]" office:value-type="percentage" office:value="0.27" calcext:value-type="percentage">
            <text:p>27%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</table:table>
      <table:table table:name="Bacaan Pemrograman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Nama Buku</text:p>
          </table:table-cell>
          <table:table-cell office:value-type="string" calcext:value-type="string">
            <text:p>Penulis</text:p>
          </table:table-cell>
          <table:table-cell office:value-type="string" calcext:value-type="string">
            <text:p>Penerbit</text:p>
          </table:table-cell>
          <table:table-cell office:value-type="string" calcext:value-type="string">
            <text:p>Halaman</text:p>
          </table:table-cell>
          <table:table-cell office:value-type="string" calcext:value-type="string">
            <text:p>Total Halaman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Mulai</text:p>
          </table:table-cell>
          <table:table-cell office:value-type="string" calcext:value-type="string">
            <text:p>Selesa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++</text:p>
          </table:table-cell>
          <table:table-cell table:number-columns-repeated="2" office:value-type="string" calcext:value-type="string">
            <text:p>Entah</text:p>
          </table:table-cell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table:style-name="ce4" table:formula="of:=[.E2]/[.F2]" office:value-type="percentage" office:value="0.27" calcext:value-type="percentage">
            <text:p>27%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</table:table>
      <table:table table:name="MySkill ID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Nama Topik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Chapter</text:p>
          </table:table-cell>
          <table:table-cell office:value-type="string" calcext:value-type="string">
            <text:p>Mulai</text:p>
          </table:table-cell>
          <table:table-cell office:value-type="string" calcext:value-type="string">
            <text:p>Selesa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gital Marketing</text:p>
          </table:table-cell>
          <table:table-cell/>
          <table:table-cell office:value-type="string" calcext:value-type="string">
            <text:p>Marketing Management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ta Science &amp; Analysis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crosoft Excel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I UX Research and Design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roduct Management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ebsite Development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Quality Assurance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nglish TOEFL IELTS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rporate Finance Management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raphic Design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RD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areer &amp; Self Development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ales and Business Development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uilding Startup &amp; UMKM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oreign Languages</text:p>
          </table:table-cell>
          <table:table-cell table:number-columns-repeated="4"/>
        </table:table-row>
      </table:table>
      <table:table table:name="Jadwal Kegiatan" table:style-name="ta1">
        <table:table-column table:style-name="co11" table:default-cell-style-name="ce1"/>
        <table:table-column table:style-name="co12" table:default-cell-style-name="ce1"/>
        <table:table-column table:style-name="co13" table:default-cell-style-name="Default"/>
        <table:table-column table:style-name="co14" table:default-cell-style-name="ce1"/>
        <table:table-column table:style-name="co8" table:default-cell-style-name="ce1"/>
        <table:table-row table:style-name="ro1">
          <table:table-cell table:style-name="ce5" office:value-type="string" calcext:value-type="string" table:number-columns-spanned="2" table:number-rows-spanned="1">
            <text:p>Senin</text:p>
          </table:table-cell>
          <table:covered-table-cell/>
          <table:table-cell/>
          <table:table-cell table:style-name="ce5" office:value-type="string" calcext:value-type="string" table:number-columns-spanned="2" table:number-rows-spanned="1">
            <text:p>Selasa</text:p>
          </table:table-cell>
          <table:covered-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2];[$'Nama Kegiatan'.$A$2:$'Nama Kegiatan'.$B$18];2;1)" office:value-type="string" office:string-value="Baca Buku Diniyyah" calcext:value-type="string">
            <text:p>Baca Buku Diniyyah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D2];[$'Nama Kegiatan'.$A$2:$'Nama Kegiatan'.$B$18];2;1)" office:value-type="string" office:string-value="Baca Bacaan Pemrograman" calcext:value-type="string">
            <text:p>Baca Bacaan Pemrograman</text:p>
          </table:table-cell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29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1T08:14:07.999998874</meta:creation-date>
    <dc:date>2023-04-01T16:04:20.234493777</dc:date>
    <meta:editing-duration>PT6H48M51S</meta:editing-duration>
    <meta:editing-cycles>9</meta:editing-cycles>
    <meta:generator>LibreOffice/7.5.1.2$Linux_X86_64 LibreOffice_project/50$Build-2</meta:generator>
    <meta:document-statistic meta:table-count="5" meta:cell-count="134" meta:object-count="0"/>
  </office:meta>
</office:document-meta>
</file>